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Typewriter" svg:font-family="'Lucida Sans Typewrite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674cm" fo:margin-left="-0.217cm" table:align="left" style:writing-mode="lr-tb"/>
    </style:style>
    <style:style style:name="Tabela1.A" style:family="table-column">
      <style:table-column-properties style:column-width="3.207cm"/>
    </style:style>
    <style:style style:name="Tabela1.B" style:family="table-column">
      <style:table-column-properties style:column-width="3.175cm"/>
    </style:style>
    <style:style style:name="Tabela1.C" style:family="table-column">
      <style:table-column-properties style:column-width="6.477cm"/>
    </style:style>
    <style:style style:name="Tabela1.D" style:family="table-column">
      <style:table-column-properties style:column-width="2.815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e5e5e5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5e5e5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0.635cm"/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Header">
      <style:paragraph-properties fo:text-align="center" style:justify-single-word="false">
        <style:tab-stops>
          <style:tab-stop style:position="7.303cm" style:type="center"/>
          <style:tab-stop style:position="15.24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" style:family="paragraph" style:parent-style-name="Table_20_-_20_Text">
      <style:paragraph-properties style:snap-to-layout-grid="false"/>
    </style:style>
    <style:style style:name="P6" style:family="paragraph" style:parent-style-name="Table_20_-_20_Col._20_Head">
      <style:paragraph-properties style:snap-to-layout-grid="false"/>
    </style:style>
    <style:style style:name="P7" style:family="paragraph" style:parent-style-name="Contents_20_1">
      <style:paragraph-properties>
        <style:tab-stops>
          <style:tab-stop style:position="15.24cm" style:type="right" style:leader-style="dotted" style:leader-text="."/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24cm" style:type="right" style:leader-style="dotted" style:leader-text="."/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Title_20_-_20_Revision">
      <style:paragraph-properties fo:text-align="start" style:justify-single-word="false"/>
    </style:style>
    <style:style style:name="P11" style:family="paragraph" style:parent-style-name="Title_20_-_20_Revision">
      <style:paragraph-properties fo:margin-top="0.635cm" fo:margin-bottom="0.423cm"/>
    </style:style>
    <style:style style:name="P12" style:family="paragraph" style:parent-style-name="Texto_20_simples">
      <style:paragraph-properties fo:text-align="justify" style:justify-single-word="false"/>
    </style:style>
    <style:style style:name="P13" style:family="paragraph" style:parent-style-name="Texto_20_simples">
      <style:text-properties style:font-name="Times New Roman" fo:font-size="12pt" style:font-size-asian="12pt"/>
    </style:style>
    <style:style style:name="P14" style:family="paragraph" style:parent-style-name="Texto_20_simples">
      <style:paragraph-properties fo:text-align="justify" style:justify-single-word="false"/>
      <style:text-properties style:font-name="Times New Roman" fo:font-size="12pt" style:font-size-asian="12pt"/>
    </style:style>
    <style:style style:name="P15" style:family="paragraph" style:parent-style-name="Texto_20_simples" style:list-style-name="WW8Num25">
      <style:text-properties style:font-name="Times New Roman" fo:font-size="12pt" style:font-size-asian="12pt"/>
    </style:style>
    <style:style style:name="P16" style:family="paragraph" style:parent-style-name="Texto_20_simples" style:list-style-name="WW8Num21">
      <style:text-properties style:font-name="Times New Roman" fo:font-size="12pt" style:font-size-asian="12pt"/>
    </style:style>
    <style:style style:name="P17" style:family="paragraph" style:parent-style-name="Texto_20_simples">
      <style:paragraph-properties>
        <style:tab-stops>
          <style:tab-stop style:position="3.501cm"/>
        </style:tab-stops>
      </style:paragraph-properties>
      <style:text-properties style:font-name="Times New Roman" fo:font-size="12pt" style:font-size-asian="12pt"/>
    </style:style>
    <style:style style:name="P18" style:family="paragraph" style:parent-style-name="Texto_20_simples">
      <style:text-properties style:font-name="Times New Roman" fo:font-size="12pt" fo:font-weight="bold" style:font-size-asian="12pt" style:font-weight-asian="bold"/>
    </style:style>
    <style:style style:name="P19" style:family="paragraph" style:parent-style-name="Texto_20_simples">
      <style:paragraph-properties fo:margin-left="1.27cm" fo:margin-right="0cm" fo:text-indent="0cm" style:auto-text-indent="false"/>
      <style:text-properties style:font-name="Times New Roman" fo:font-size="12pt" style:font-size-asian="12pt"/>
    </style:style>
    <style:style style:name="P20" style:family="paragraph" style:parent-style-name="Texto_20_simples">
      <style:paragraph-properties fo:margin-left="2.54cm" fo:margin-right="0cm" fo:text-indent="0cm" style:auto-text-indent="false"/>
      <style:text-properties style:font-name="Times New Roman" fo:font-size="12pt" style:font-size-asian="12pt"/>
    </style:style>
    <style:style style:name="P21" style:family="paragraph" style:parent-style-name="Texto_20_simples">
      <style:paragraph-properties fo:margin-left="2.54cm" fo:margin-right="0cm" fo:text-align="justify" style:justify-single-word="false" fo:text-indent="0cm" style:auto-text-indent="false"/>
      <style:text-properties style:font-name="Times New Roman" fo:font-size="12pt" style:font-size-asian="12pt"/>
    </style:style>
    <style:style style:name="P22" style:family="paragraph" style:parent-style-name="Texto_20_simples">
      <style:paragraph-properties fo:margin-left="4.001cm" fo:margin-right="0cm" fo:text-indent="-4.001cm" style:auto-text-indent="false">
        <style:tab-stops>
          <style:tab-stop style:position="-0.499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fo:language="pt" fo:country="BR"/>
    </style:style>
    <style:style style:name="T2" style:family="text">
      <style:text-properties fo:font-size="12pt" style:font-size-asian="12pt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fo:font-style="italic" style:font-size-asian="12pt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color="#ff0000" fo:font-size="12pt" style:text-underline-style="solid" style:text-underline-width="auto" style:text-underline-color="font-color" style:font-size-asian="12pt"/>
    </style:style>
    <style:style style:name="T7" style:family="text">
      <style:text-properties fo:color="#000000" style:font-name="Times New Roman" fo:font-size="12pt" style:font-size-asian="12pt"/>
    </style:style>
    <style:style style:name="T8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rma de Codificação em Java</text:p>
      <text:p text:style-name="P11"/>
      <text:p text:style-name="Title_20_-_20_Revision"/>
      <text:p text:style-name="P10"/>
      <text:p text:style-name="Title_20_-_20_Revision"/>
      <text:p text:style-name="Title_20_-_20_Revision">Versão: 03</text:p>
      <text:p text:style-name="Title_20_-_20_Revision"/>
      <text:p text:style-name="Title_20_-_20_Date">27 de Novembro, 2001</text:p>
      <text:p text:style-name="Heading_20_1_20_-_20_Format_20_Only">Tabela de Revisões</text:p>
      <text:p text:style-name="Comment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6">Version</text:p>
            </table:table-cell>
            <table:table-cell table:style-name="Tabela1.B1" office:value-type="string">
              <text:p text:style-name="P6">Primary Author(s)</text:p>
            </table:table-cell>
            <table:table-cell table:style-name="Tabela1.B1" office:value-type="string">
              <text:p text:style-name="P6">Description of Version</text:p>
            </table:table-cell>
            <table:table-cell table:style-name="Tabela1.D1" office:value-type="string">
              <text:p text:style-name="P6">Date Completed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5">01</text:p>
          </table:table-cell>
          <table:table-cell table:style-name="Tabela1.B2" office:value-type="string">
            <text:p text:style-name="P5">Afonso</text:p>
          </table:table-cell>
          <table:table-cell table:style-name="Tabela1.B2" office:value-type="string">
            <text:p text:style-name="P5">Liberação da primeira versão após inspeção formal</text:p>
          </table:table-cell>
          <table:table-cell table:style-name="Tabela1.D2" office:value-type="string">
            <text:p text:style-name="P5">31-08-2000</text:p>
          </table:table-cell>
        </table:table-row>
        <table:table-row table:style-name="Tabela1.1">
          <table:table-cell table:style-name="Tabela1.A2" office:value-type="string">
            <text:p text:style-name="P5">02</text:p>
          </table:table-cell>
          <table:table-cell table:style-name="Tabela1.B2" office:value-type="string">
            <text:p text:style-name="P5">Afonso</text:p>
          </table:table-cell>
          <table:table-cell table:style-name="Tabela1.B2" office:value-type="string">
            <text:p text:style-name="P5">Alterações sugeridas pelo Caique e aprovadas</text:p>
          </table:table-cell>
          <table:table-cell table:style-name="Tabela1.D2" office:value-type="string">
            <text:p text:style-name="P5">17-10-2000</text:p>
          </table:table-cell>
        </table:table-row>
        <table:table-row table:style-name="Tabela1.1">
          <table:table-cell table:style-name="Tabela1.A2" office:value-type="string">
            <text:p text:style-name="P5">03</text:p>
          </table:table-cell>
          <table:table-cell table:style-name="Tabela1.B2" office:value-type="string">
            <text:p text:style-name="P5">Caique</text:p>
          </table:table-cell>
          <table:table-cell table:style-name="Tabela1.B2" office:value-type="string">
            <text:p text:style-name="P5">Alterações para adaptação ao curso de Computação 3</text:p>
          </table:table-cell>
          <table:table-cell table:style-name="Tabela1.D2" office:value-type="string">
            <text:p text:style-name="P5">27-11-2001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6" office:value-type="string">
            <text:p text:style-name="P5"/>
          </table:table-cell>
          <table:table-cell table:style-name="Tabela1.B6" office:value-type="string">
            <text:p text:style-name="P5"/>
          </table:table-cell>
          <table:table-cell table:style-name="Tabela1.B6" office:value-type="string">
            <text:p text:style-name="P5"/>
          </table:table-cell>
          <table:table-cell table:style-name="Tabela1.D6" office:value-type="string">
            <text:p text:style-name="P5"/>
          </table:table-cell>
        </table:table-row>
        <table:table-row table:style-name="Tabela1.1">
          <table:table-cell table:style-name="Tabela1.A7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D7" office:value-type="string">
            <text:p text:style-name="P5"/>
          </table:table-cell>
        </table:table-row>
      </table:table>
      <text:p text:style-name="Standard"/>
      <text:p text:style-name="Heading_20_1_20_-_20_Format_20_Only">Índice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605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97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547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123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2.7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2.277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1.853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1. Introducão<text:tab/>4</text:p>
          <text:p text:style-name="P8">1.1 Finalidade<text:tab/>4</text:p>
          <text:p text:style-name="P8">1.2 Referências<text:tab/>4</text:p>
          <text:p text:style-name="P7">2. Definições<text:tab/>5</text:p>
          <text:p text:style-name="P8">2.1 Legenda<text:tab/>5</text:p>
          <text:p text:style-name="P8">2.2 Idioma para os Comentários<text:tab/>5</text:p>
          <text:p text:style-name="P8">2.3 Nomes das Classes<text:tab/>5</text:p>
          <text:p text:style-name="P8">2.4 Atributos Membros da Classe<text:tab/>5</text:p>
          <text:p text:style-name="P8">2.5 Formato de Estruturas<text:tab/>6</text:p>
          <text:p text:style-name="P7">3. Informações<text:tab/>7</text:p>
          <text:p text:style-name="P8">3.1 Comentários em Classes e Operações<text:tab/>7</text:p>
          <text:p text:style-name="P8">3.2 Assinaturas de Operações <text:tab/>7</text:p>
          <text:p text:style-name="P8">3.3 Quantidade de Operações<text:tab/>7</text:p>
          <text:p text:style-name="P8">3.4 Quantidade de Atributos<text:tab/>7</text:p>
          <text:p text:style-name="P8">3.5 Comentários, Chaves e Identações<text:tab/>7</text:p>
          <text:p text:style-name="P7">4. Arquivos<text:tab/>10</text:p>
          <text:p text:style-name="P8">4.1 Extensões para os Arquivos Header e Fonte<text:tab/>10</text:p>
          <text:p text:style-name="P8">4.2 Cabeçalhos dos Arquivos Header e Fonte<text:tab/>10</text:p>
        </text:index-body>
      </text:table-of-content>
      <text:p text:style-name="P1"/>
      <text:h text:style-name="Heading_20_1" text:outline-level="1">Introducão</text:h>
      <text:h text:style-name="Heading_20_2" text:outline-level="2">Finalidade</text:h>
      <text:p text:style-name="P14">Esta norma, tem por finalidade mostrar algumas regras e/ou recomendações para serem aplicadas na codificação em linguagem C++. <text:s/></text:p>
      <text:p text:style-name="P14">Vale ressaltar que, para as necessidades além do apresentado, devem ser consultadas as referências indicadas a seguir e aplicar sempre o bom senso, visando a legibilidade do código. </text:p>
      <text:h text:style-name="Heading_20_2" text:outline-level="2">Referências</text:h>
      <text:list text:style-name="WW8Num25">
        <text:list-item>
          <text:p text:style-name="P15">C++ Programming Language - Third edition - Bjarne Stroustrup</text:p>
        </text:list-item>
        <text:list-item>
          <text:p text:style-name="P15">Utilizando UML e Padrões – Craig Larman – Bookman</text:p>
        </text:list-item>
        <text:list-item>
          <text:p text:style-name="P15">UML Essencial – Martin Fowler – Bookman</text:p>
        </text:list-item>
      </text:list>
      <text:list text:style-name="WW8Num21">
        <text:list-item>
          <text:p text:style-name="P16">UML na prática – Do Problema ao Sistema (Caique Cardoso)</text:p>
        </text:list-item>
      </text:list>
      <text:h text:style-name="Heading_20_1" text:outline-level="1">Defini<text:span text:style-name="T1">ções</text:span></text:h>
      <text:h text:style-name="Heading_20_2" text:outline-level="2">Legenda</text:h>
      <text:p text:style-name="P13">[xxxx] - Indica campo opcional</text:p>
      <text:p text:style-name="P13">&lt;xxxx&gt; - Indica campo obrigatório</text:p>
      <text:p text:style-name="P13">| - Indica lógica "ou"</text:p>
      <text:h text:style-name="Heading_20_2" text:outline-level="2">Idioma para os Comentários</text:h>
      <text:p text:style-name="P12"><text:span text:style-name="T3">Para os cabeçalhos de classes, operações, </text:span><text:span text:style-name="T4">headers</text:span><text:span text:style-name="T3"> e fonte, seguir o idioma inglês. Nas demais partes do código, seguir idioma em português ou inglês.</text:span></text:p>
      <text:h text:style-name="Heading_20_2" text:outline-level="2">Nomes das Classes</text:h>
      <text:p text:style-name="P13">Cpt3&lt;Nome da classe&gt; </text:p>
      <text:p text:style-name="P13">Onde:</text:p>
      <text:p text:style-name="P13">Cpt3</text:p>
      <text:p text:style-name="P13">Significa – Computação 3</text:p>
      <text:p text:style-name="P13">[Sistema Operacional]</text:p>
      <text:p text:style-name="P13">&lt;Nome da classe&gt;</text:p>
      <text:p text:style-name="P13">Os nomes das classes deverão ser criadas em inglês com a primeira letra em maiúscula. Quando o nome da classe possuir mais de uma palavra, elas deverão estar concatenadas sem nenhum caracter adicional, onde a primeira letra de cada palavra deverá ser maiúscula.</text:p>
      <text:p text:style-name="P13"/>
      <text:p text:style-name="P13">Exemplos de alguns nomes de classes:</text:p>
      <text:p text:style-name="P13">Cpt3Subscriber - Classe Subscriber</text:p>
      <text:p text:style-name="P13">Cpt3Account - Classe Account </text:p>
      <text:p text:style-name="P13">Cpt3GeometricShape - Classe GeometricShape</text:p>
      <text:p text:style-name="P13">Cpt3Order - Classe Order </text:p>
      <text:p text:style-name="P13">Cpt3Person - Classe Person</text:p>
      <text:p text:style-name="P13">Cpt3Enterprise - Classe Enterprise</text:p>
      <text:h text:style-name="Heading_20_2" text:outline-level="2">Atributos Membros da Classe</text:h>
      <text:p text:style-name="P13">m_[tipo]&lt;atributo&gt;</text:p>
      <text:p text:style-name="P13">Onde:</text:p>
      <text:p text:style-name="P19">m_</text:p>
      <text:p text:style-name="P20">Significa atributo membro da classe</text:p>
      <text:p text:style-name="P19">[tipo]</text:p>
      <text:p text:style-name="P20">Indica a que tipo o atributo se refere, devendo possuir</text:p>
      <text:p text:style-name="P20">uma ou duas letras minúsculas, conforme a lista abaixo:</text:p>
      <text:p text:style-name="P20">b - boolean</text:p>
      <text:p text:style-name="P20">pb - ponteiro para um boolean</text:p>
      <text:p text:style-name="P20">c - char</text:p>
      <text:p text:style-name="P20">cp - ponteiro para um char</text:p>
      <text:p text:style-name="P20">i - int</text:p>
      <text:p text:style-name="P20">ip - ponteiro para um int</text:p>
      <text:p text:style-name="P20"><text:soft-page-break/>d - double</text:p>
      <text:p text:style-name="P20">dp - ponteiro para um double</text:p>
      <text:p text:style-name="P20">f - float</text:p>
      <text:p text:style-name="P20">fp - ponteiro para um float</text:p>
      <text:p text:style-name="P20">Para os demais tipos, básicos ou não, deve-se utilizar as letras iniciais (se possível consoantes) ou as letras iniciais da variável.</text:p>
      <text:p text:style-name="P19">&lt;atributo&gt;</text:p>
      <text:p text:style-name="P21">O nome específico do atributo deve ser em Inglês e iniciar com letra maiúscula. Atributos com mais de uma palavra, devem ser concatenadas sem nenhum caracter adicional interligando as palavras, e com a primeira letra de cada palavra em maiúscula.</text:p>
      <text:p text:style-name="P13"/>
      <text:p text:style-name="P13">Exemplos de alguns atributos membros:</text:p>
      <text:p text:style-name="P17">m_iAge <text:tab/>- Atributo membro Age do tipo inteiro</text:p>
      <text:p text:style-name="P17">m_ipAge <text:tab/>- Atributo membro Age do tipo ponteiro para inteiro</text:p>
      <text:p text:style-name="P17">m_cOption <text:tab/>- Atributo membro Option do tipo char</text:p>
      <text:p text:style-name="P17">m_cpOption <text:tab/>- Atributo membro Option do tipo ponteiro para char</text:p>
      <text:p text:style-name="P22">m_fpPrizeValue <text:tab/>- Atributo membro PrizeValue do tipo ponteiro para float</text:p>
      <text:p text:style-name="P17">m_stListElement <text:tab/>- Atributo membro ListElement do tipo struct</text:p>
      <text:p text:style-name="P22">m_rcArea <text:tab/>– Atributo objeto membro da classe em construção do tipo ICCTRect </text:p>
      <text:p text:style-name="P22">m_nvValidator <text:tab/>– Atributo objeto membro da classe em construção do tipo ICCTNameValidator </text:p>
      <text:h text:style-name="Heading_20_2" text:outline-level="2">Formato de Estruturas</text:h>
      <text:p text:style-name="P13">A construção e definição de uma estrutura deverá ter o formato:</text:p>
      <text:p text:style-name="P13">typedef struct listElement</text:p>
      <text:p text:style-name="P13">{</text:p>
      <text:p text:style-name="P13"><text:s text:c="3"/>&lt;corpo da estrutura&gt;</text:p>
      <text:p text:style-name="P13">}LIST_ELEMENT;</text:p>
      <text:p text:style-name="P14">Observe a definição em letras maiúsculas e as palavras separadas por um "underscore".</text:p>
      <text:h text:style-name="Heading_20_1" text:outline-level="1">Informações</text:h>
      <text:h text:style-name="Heading_20_2" text:outline-level="2">Comentários em Classes e Operações</text:h>
      <text:p text:style-name="P14">Cada classe e cada operação de uma classe deve ser comentada tanto nos arquivos de cabeçalho quanto nos fontes, e devem ser iguais.</text:p>
      <text:p text:style-name="P14">No caso de comentários da classe, basta uma descrição sucinta do ela faz.</text:p>
      <text:p text:style-name="P14">No caso de comentários das operações, tome por base o exemplo a seguir:</text:p>
      <text:p text:style-name="P13"/>
      <text:p text:style-name="P13">/****************************************************************\</text:p>
      <text:p text:style-name="P13">* Name: int setConfig(int a, const char *b)</text:p>
      <text:p text:style-name="P13">*</text:p>
      <text:p text:style-name="P13">* Description: <text:s/>Description of this operation</text:p>
      <text:p text:style-name="P13">*</text:p>
      <text:p text:style-name="P13">* Parameters: <text:s text:c="2"/>int a; <text:s text:c="10"/>//description of variable</text:p>
      <text:p text:style-name="P13">* <text:s text:c="14"/>const char * b; <text:s/>//description of variable</text:p>
      <text:p text:style-name="P13">*</text:p>
      <text:p text:style-name="P13">* Returns: <text:s text:c="5"/>Describe possible return values, including</text:p>
      <text:p text:style-name="P13">* <text:s text:c="14"/>throw types from exception handling.</text:p>
      <text:p text:style-name="P13">*</text:p>
      <text:p text:style-name="P13">* Cautions: <text:s text:c="4"/>What the client should know. <text:s/>For example:</text:p>
      <text:p text:style-name="P13">* <text:s text:c="14"/>This operation allocate memory that the</text:p>
      <text:p text:style-name="P13">* <text:s text:c="14"/>user should deallocate.</text:p>
      <text:p text:style-name="P13">*</text:p>
      <text:p text:style-name="P13">\****************************************************************/</text:p>
      <text:h text:style-name="Heading_20_2" text:outline-level="2">Assinaturas de Operações </text:h>
      <text:p text:style-name="P2"><text:span text:style-name="T2">A assinatura de uma operação </text:span><text:span text:style-name="T6">NUNCA</text:span><text:span text:style-name="T2"> poderá ser alterada. Crie uma nova se necessário.</text:span></text:p>
      <text:h text:style-name="Heading_20_2" text:outline-level="2">Quantidade de Operações</text:h>
      <text:p text:style-name="P14">Procure não crescer demais a quantidade de operações de uma classe. Procure sempre verificar se a classe não esta realizando mais do que apenas um objetivo central. Em caso negativo, divida a classe.</text:p>
      <text:h text:style-name="Heading_20_2" text:outline-level="2">Quantidade de Atributos</text:h>
      <text:p text:style-name="P14">Da mesma forma que não devemos crescer demais a quantidade de operações, procure também não aumentar muito o número de atributos de uma classe. Procure observar se um atributo não seria na verdade uma outra classe a ser criada, levando consigo uma série de operações da classe antiga.</text:p>
      <text:p text:style-name="P14">Mantenha todos os atributos com visibilidade apenas interna (privado ou protegido).</text:p>
      <text:h text:style-name="Heading_20_2" text:outline-level="2">Comentários, Chaves e Identações</text:h>
      <text:p text:style-name="P14">Recomenda-se utilizar os comentários, chaves e indentações de forma a tornar agradável a tarefa de se ler e entender o código. Para isto, procure manter um estilo consistente. Uma boa prática também, é ler o código assumindo o papel de outro programador. Isto irá tornar o código mais manutenível.</text:p>
      <text:p text:style-name="P14">Comentários mal feitos, podem tornar o código difícil de se entender.</text:p>
      <text:p text:style-name="P14"><text:soft-page-break/>Desta forma, tente garantir que um comentário irá proporcionar algo significativo ao programa, e mantenha-o atualizado.</text:p>
      <text:p text:style-name="P14">Evite comentários incompreensíveis, ambíguos e incorretos.</text:p>
      <text:p text:style-name="P12"><text:span text:style-name="T3">Comentários mal feitos são piores do que </text:span><text:span text:style-name="T7">a ausência deles, não podendo contudo, utilizar-se deste argumento para não comentar o código.</text:span></text:p>
      <text:p text:style-name="P13"/>
      <text:p text:style-name="P13">Não comente algo que pode ser feito diretamente pelo código como:</text:p>
      <text:p text:style-name="P13">//Variavel v deve ser inicializada</text:p>
      <text:p text:style-name="P13">//Variavel v deve ser usada apenas pela funcao f()</text:p>
      <text:p text:style-name="P13">//A chamada de sistema init() deve ser a primeira a ser chamada</text:p>
      <text:p text:style-name="P13">//Chamar a funcao xpto() apenas no final do programa</text:p>
      <text:p text:style-name="P13">//Nao use a funcao xpto()</text:p>
      <text:p text:style-name="P13"/>
      <text:p text:style-name="P13">Não tente comentar algo que está claramente explícito no código</text:p>
      <text:p text:style-name="P13">como:</text:p>
      <text:p text:style-name="P13">a=b+c; //a se torna b+c</text:p>
      <text:p text:style-name="P13">count++; //incrementa o contador</text:p>
      <text:p text:style-name="P13"/>
      <text:p text:style-name="P13">Já para as chaves e identações, algumas recomendações são:</text:p>
      <text:p text:style-name="P18">a)</text:p>
      <text:p text:style-name="P13">void xxx(------------)</text:p>
      <text:p text:style-name="P13">{</text:p>
      <text:p text:style-name="P13"><text:s text:c="4"/>while --- {</text:p>
      <text:p text:style-name="P13"><text:s text:c="8"/>---</text:p>
      <text:p text:style-name="P13"><text:s text:c="8"/>---</text:p>
      <text:p text:style-name="P13"><text:s text:c="4"/>}</text:p>
      <text:p text:style-name="P13">}</text:p>
      <text:p text:style-name="P13"/>
      <text:p text:style-name="P18">b)</text:p>
      <text:p text:style-name="P13">void x(----)</text:p>
      <text:p text:style-name="P13">{</text:p>
      <text:p text:style-name="P13"><text:s text:c="4"/>---</text:p>
      <text:p text:style-name="P13"><text:s text:c="4"/>---</text:p>
      <text:p text:style-name="P13">}</text:p>
      <text:p text:style-name="P13"/>
      <text:p text:style-name="P18">c)</text:p>
      <text:p text:style-name="P13">typedef struct --- {</text:p>
      <text:p text:style-name="P13"><text:s text:c="3"/>---</text:p>
      <text:p text:style-name="P13"><text:s text:c="3"/>---</text:p>
      <text:p text:style-name="P13">}---;</text:p>
      <text:p text:style-name="P13"/>
      <text:p text:style-name="P13"/>
      <text:p text:style-name="P18">d)</text:p>
      <text:p text:style-name="P13">char* ---[] = {</text:p>
      <text:p text:style-name="P13"><text:s text:c="4"/>--------------</text:p>
      <text:p text:style-name="P13">}</text:p>
      <text:p text:style-name="P13"/>
      <text:p text:style-name="P18"><text:soft-page-break/>e)</text:p>
      <text:p text:style-name="P13">int x() { ---- }</text:p>
      <text:p text:style-name="P18"/>
      <text:p text:style-name="P18">f)</text:p>
      <text:p text:style-name="P13">void x(---)</text:p>
      <text:p text:style-name="P13">{</text:p>
      <text:p text:style-name="P13"><text:s text:c="3"/>for (---)</text:p>
      <text:p text:style-name="P13"><text:s text:c="6"/>for (---)</text:p>
      <text:p text:style-name="P13"><text:s text:c="9"/>for (---) {</text:p>
      <text:p text:style-name="P13"><text:s text:c="12"/>---</text:p>
      <text:p text:style-name="P13"><text:s text:c="12"/>---</text:p>
      <text:p text:style-name="P13"><text:s text:c="9"/>}</text:p>
      <text:p text:style-name="P13">}</text:p>
      <text:p text:style-name="P13"/>
      <text:p text:style-name="P18">g)</text:p>
      <text:p text:style-name="P13">class x {</text:p>
      <text:p text:style-name="P13"><text:s text:c="3"/>---</text:p>
      <text:p text:style-name="P13">private:</text:p>
      <text:p text:style-name="P13"><text:s text:c="3"/>---</text:p>
      <text:p text:style-name="P13"><text:s text:c="3"/>---</text:p>
      <text:p text:style-name="P13">public:</text:p>
      <text:p text:style-name="P13"><text:s text:c="3"/>---</text:p>
      <text:p text:style-name="P13"><text:s text:c="3"/>---</text:p>
      <text:p text:style-name="P13">};</text:p>
      <text:p text:style-name="Standard"/>
      <text:p text:style-name="P14"/>
      <text:h text:style-name="Heading_20_1" text:outline-level="1">Arquivos</text:h>
      <text:h text:style-name="Heading_20_2" text:outline-level="2">Extensões para os Arquivos <text:span text:style-name="T5">Header </text:span>e Fonte</text:h>
      <text:p text:style-name="Texto_20_simples"><text:span text:style-name="T3">O </text:span><text:span text:style-name="T4">header </text:span><text:span text:style-name="T3">deverá possuir a extensão .hpp ou .h</text:span></text:p>
      <text:p text:style-name="P13">O fonte deverá possuir a extensão .cpp</text:p>
      <text:h text:style-name="Heading_20_2" text:outline-level="2">Cabeçalhos dos Arquivos Header e Fonte</text:h>
      <text:p text:style-name="P12"><text:span text:style-name="T3">Seguir o modelo abaixo. Para quem está usando a ferramenta </text:span><text:span text:style-name="T4">ClassBuilder</text:span><text:span text:style-name="T3">, este cabeçalho é gerado automaticamente.</text:span></text:p>
      <text:p text:style-name="P14">Para outras ferramentas, deve-se verificar se o cabeçalho gerado contém todas as informações apresentadas neste modelo, mesmo que não siga a mesma ordem. Caso necessário, acrescente à parte.</text:p>
      <text:p text:style-name="P13"/>
      <text:p text:style-name="P13">/****************************************************************\</text:p>
      <text:p text:style-name="P13">*</text:p>
      <text:p text:style-name="P13">* File: <text:s text:c="9"/>&lt;nome do arquivo&gt;</text:p>
      <text:p text:style-name="P13">* Creation date: &lt;data completa&gt;</text:p>
      <text:p text:style-name="P13">* Author: <text:s text:c="7"/>&lt;Nome da ferramenta usada&gt;</text:p>
      <text:p text:style-name="P13">* <text:s text:c="15"/>&lt;Autor&gt;</text:p>
      <text:p text:style-name="P13">* Purpose: <text:s text:c="6"/>Declaration of class &lt;nome da classe&gt;</text:p>
      <text:p text:style-name="P13">*</text:p>
      <text:p text:style-name="P13">* Copyright 2000, &lt; Nome da Empresa &gt;</text:p>
      <text:p text:style-name="P13">* All rights are reserved. Reproduction in whole or part is</text:p>
      <text:p text:style-name="P13">* prohibited without the written consent of the copyright owner.</text:p>
      <text:p text:style-name="P13">*</text:p>
      <text:p text:style-name="P13">\***************************************************************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Typewriter" svg:font-family="'Lucida Sans Typewrite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Times New Roman" fo:font-size="11pt" fo:language="pt" fo:country="BR" style:font-name-asian="Times New Roman" style:font-size-asian="11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f_Display_20_Text" style:display-name="_Display Text" style:family="paragraph">
      <style:paragraph-properties fo:orphans="2" fo:widows="2"/>
      <style:text-properties style:use-window-font-color="true" style:font-name="Arial" fo:font-size="12pt" style:font-name-asian="Arial" style:font-size-asian="12pt" style:font-name-complex="Times New Roman" style:font-size-complex="10pt"/>
    </style:style>
    <style:style style:name="Heading_20_1" style:display-name="Heading 1" style:family="paragraph" style:parent-style-name="_5f_Display_20_Text" style:next-style-name="Standard" style:class="text" style:default-outline-level="1">
      <style:paragraph-properties fo:margin-left="0cm" fo:margin-right="0cm" fo:margin-top="0cm" fo:margin-bottom="0.423cm" fo:text-indent="0cm" style:auto-text-indent="false" fo:break-before="page" fo:padding-left="0cm" fo:padding-right="0cm" fo:padding-top="0cm" fo:padding-bottom="0.106cm" fo:border-left="none" fo:border-right="none" fo:border-top="none" fo:border-bottom="0.141cm solid #808080"/>
      <style:text-properties fo:font-variant="small-caps" fo:font-size="16pt" fo:font-weight="bold" style:font-size-asian="16pt" style:font-weight-asian="bold"/>
    </style:style>
    <style:style style:name="Heading_20_2" style:display-name="Heading 2" style:family="paragraph" style:parent-style-name="_5f_Display_20_Text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_5f_Display_20_Text" style:next-style-name="Standard" style:class="text" style:default-outline-level="3">
      <style:paragraph-properties fo:margin-left="0cm" fo:margin-right="0cm" fo:margin-top="0.423cm" fo:margin-bottom="0.212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_5f_Display_20_Text" style:next-style-name="Standard" style:class="text" style:default-outline-level="4">
      <style:paragraph-properties fo:margin-left="0cm" fo:margin-right="0cm" fo:margin-top="0.212cm" fo:margin-bottom="0cm" fo:text-indent="0cm" style:auto-text-indent="false" fo:keep-with-next="always"/>
      <style:text-properties fo:font-size="11pt" fo:font-weight="bold" style:font-size-asian="11pt" style:font-weight-asian="bold"/>
    </style:style>
    <style:style style:name="Heading_20_5" style:display-name="Heading 5" style:family="paragraph" style:parent-style-name="_5f_Display_20_Text" style:next-style-name="Standard" style:class="text" style:default-outline-level="5">
      <style:paragraph-properties fo:margin-left="0cm" fo:margin-right="0cm" fo:margin-top="0.035cm" fo:margin-bottom="0cm" fo:text-indent="0cm" style:auto-text-indent="false" fo:keep-with-next="always"/>
      <style:text-properties fo:font-variant="small-caps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212cm" fo:margin-bottom="0.106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/>
    </style:style>
    <style:style style:name="Recuo_20_normal" style:display-name="Recuo normal" style:family="paragraph" style:parent-style-name="Standard">
      <style:paragraph-properties fo:margin-left="1.27cm" fo:margin-right="0cm" fo:text-indent="0cm" style:auto-text-indent="false"/>
    </style:style>
    <style:style style:name="Action_20_Item" style:display-name="Action Item" style:family="paragraph" style:parent-style-name="Standard" style:list-style-name="WW8StyleNum">
      <style:paragraph-properties fo:margin-left="0.635cm" fo:margin-right="0cm" fo:margin-top="0cm" fo:margin-bottom="0.212cm" fo:text-indent="-0.635cm" style:auto-text-indent="false"/>
    </style:style>
    <style:style style:name="Bibliography" style:family="paragraph">
      <style:paragraph-properties fo:margin-left="0.635cm" fo:margin-right="0cm" fo:margin-top="0cm" fo:margin-bottom="0.212cm" fo:line-height="0.423cm" fo:orphans="2" fo:widows="2" fo:text-indent="-0.635cm" style:auto-text-indent="false"/>
      <style:text-properties style:use-window-font-color="true" style:font-name="Times New Roman" fo:font-size="11pt" fo:language="en" fo:country="US" style:font-name-asian="Arial" style:font-size-asian="11pt" style:font-name-complex="Times New Roman" style:font-size-complex="10pt"/>
    </style:style>
    <style:style style:name="Header" style:family="paragraph" style:parent-style-name="Standard" style:class="extra">
      <style:paragraph-properties fo:margin-top="0cm" fo:margin-bottom="0cm" fo:padding-left="0cm" fo:padding-right="0cm" fo:padding-top="0cm" fo:padding-bottom="0.035cm" fo:border-left="none" fo:border-right="none" fo:border-top="none" fo:border-bottom="0.018cm solid #000000">
        <style:tab-stops>
          <style:tab-stop style:position="6.985cm" style:type="center"/>
          <style:tab-stop style:position="14.605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9pt" style:font-size-asian="9pt"/>
    </style:style>
    <style:style style:name="_5f_Comment" style:display-name="_Comment" style:family="paragraph" style:parent-style-name="Standard" style:next-style-name="Standard">
      <style:paragraph-properties fo:margin-top="0cm" fo:margin-bottom="0.423cm"/>
      <style:text-properties fo:color="#808080" fo:font-size="12pt" fo:font-style="italic" style:font-size-asian="12pt" style:font-style-asian="italic" text:display="true"/>
    </style:style>
    <style:style style:name="Code" style:family="paragraph" style:parent-style-name="Standard">
      <style:paragraph-properties fo:margin-left="0cm" fo:margin-right="-1.905cm" fo:margin-top="0cm" fo:margin-bottom="0cm" fo:text-indent="0cm" style:auto-text-indent="false" fo:keep-with-next="always"/>
      <style:text-properties style:font-name="Lucida Sans Typewriter" fo:font-size="9pt" fo:letter-spacing="-0.009cm" style:font-size-asian="9pt"/>
    </style:style>
    <style:style style:name="Code_20_Title" style:display-name="Code Title" style:family="paragraph" style:parent-style-name="Code" style:next-style-name="Code">
      <style:paragraph-properties fo:margin-left="0cm" fo:margin-right="0cm" fo:margin-top="0cm" fo:margin-bottom="0.106cm" fo:text-indent="0cm" style:auto-text-indent="false" fo:padding-left="0cm" fo:padding-right="0cm" fo:padding-top="0cm" fo:padding-bottom="0.035cm" fo:border-left="none" fo:border-right="none" fo:border-top="none" fo:border-bottom="0.141cm solid #808080"/>
      <style:text-properties style:font-name="Arial" fo:font-size="10pt" fo:font-weight="bold" style:font-size-asian="10pt" style:font-weight-asian="bold"/>
    </style:style>
    <style:style style:name="Table_20_-_20_Heading" style:display-name="Table - Heading" style:family="paragraph" style:parent-style-name="_5f_Display_20_Text" style:next-style-name="Standard">
      <style:paragraph-properties fo:margin-top="0.212cm" fo:margin-bottom="0cm" fo:padding-left="0cm" fo:padding-right="0cm" fo:padding-top="0cm" fo:padding-bottom="0.106cm" fo:border-left="none" fo:border-right="none" fo:border-top="none" fo:border-bottom="0.141cm solid #c0c0c0" fo:keep-with-next="always"/>
      <style:text-properties fo:font-size="10pt" fo:font-weight="bold" style:font-size-asian="10pt" style:font-weight-asian="bold"/>
    </style:style>
    <style:style style:name="Table_20_-_20_Source" style:display-name="Table - Source" style:family="paragraph" style:parent-style-name="Standard" style:next-style-name="Standard">
      <style:paragraph-properties fo:padding-left="0cm" fo:padding-right="0cm" fo:padding-top="0.035cm" fo:padding-bottom="0cm" fo:border-left="none" fo:border-right="none" fo:border-top="0.035cm solid #000000" fo:border-bottom="none"/>
      <style:text-properties fo:font-size="9pt" fo:font-style="italic" style:font-size-asian="9pt" style:font-style-asian="italic"/>
    </style:style>
    <style:style style:name="Table_20_-_20_Text" style:display-name="Table - Text" style:family="paragraph" style:parent-style-name="Standard">
      <style:paragraph-properties fo:margin-top="0.106cm" fo:margin-bottom="0.106cm" fo:text-align="start" style:justify-single-word="false"/>
      <style:text-properties fo:font-size="10pt" style:font-size-asian="10pt"/>
    </style:style>
    <style:style style:name="Note" style:family="paragraph" style:parent-style-name="Standard">
      <style:paragraph-properties style:border-line-width="0.002cm 0.035cm 0.002cm" fo:padding="0.106cm" fo:border="0.039cm double #ff0000"/>
      <style:text-properties fo:color="#ff0000" text:display="true"/>
    </style:style>
    <style:style style:name="Table_20_-_20_Col._20_Head" style:display-name="Table - Col. Head" style:family="paragraph" style:parent-style-name="_5f_Display_20_Text">
      <style:paragraph-properties fo:margin-top="0.106cm" fo:margin-bottom="0.106cm" fo:keep-with-next="always"/>
      <style:text-properties fo:font-size="9pt" fo:font-weight="bold" style:font-size-asian="9pt" style:font-weight-asian="bold"/>
    </style:style>
    <style:style style:name="Footnote" style:family="paragraph" style:parent-style-name="Standard" style:class="extra">
      <style:text-properties fo:font-size="9pt" style:font-size-asian="9pt"/>
    </style:style>
    <style:style style:name="Deliverable" style:family="paragraph" style:parent-style-name="Standard" style:list-style-name="WW8StyleNum1">
      <style:paragraph-properties fo:margin-left="0.508cm" fo:margin-right="0cm" fo:margin-top="0cm" fo:margin-bottom="0.106cm" fo:text-indent="-0.508cm" style:auto-text-indent="false"/>
      <style:text-properties fo:font-size="10pt" style:font-size-asian="10pt"/>
    </style:style>
    <style:style style:name="Pull_20_Quote" style:display-name="Pull Quote" style:family="paragraph" style:parent-style-name="Standard">
      <style:paragraph-properties fo:margin-left="0.254cm" fo:margin-right="0.254cm" fo:margin-top="0.212cm" fo:margin-bottom="0.423cm" fo:line-height="120%" fo:text-align="center" style:justify-single-word="false" fo:text-indent="0cm" style:auto-text-indent="false" fo:background-color="#e5e5e5" fo:padding="0.423cm" fo:border-left="0.018cm solid #ffffff" fo:border-right="0.018cm solid #ffffff" fo:border-top="0.035cm solid #000000" fo:border-bottom="0.018cm solid #000000">
        <style:background-image/>
      </style:paragraph-properties>
      <style:text-properties fo:font-style="italic" fo:font-weight="bold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style:font-size-asian="12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margin-top="0cm" fo:margin-bottom="0cm" fo:text-align="start" style:justify-single-word="false" fo:text-indent="0cm" style:auto-text-indent="false">
        <style:tab-stops>
          <style:tab-stop style:position="14.605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text-indent="0cm" style:auto-text-indent="false">
        <style:tab-stops>
          <style:tab-stop style:position="13.9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>
        <style:tab-stops>
          <style:tab-stop style:position="13.547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>
        <style:tab-stops>
          <style:tab-stop style:position="13.123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>
        <style:tab-stops>
          <style:tab-stop style:position="12.7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>
        <style:tab-stops>
          <style:tab-stop style:position="12.277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>
        <style:tab-stops>
          <style:tab-stop style:position="11.853cm" style:type="right" style:leader-style="dotted" style:leader-text="."/>
        </style:tab-stops>
      </style:paragraph-properties>
      <style:text-properties fo:font-size="9pt" style:font-size-asian="9pt"/>
    </style:style>
    <style:style style:name="Contents" style:family="paragraph" style:parent-style-name="Heading_20_1" style:list-style-name="">
      <style:paragraph-properties fo:margin-left="0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 style:border-line-width="0.002cm 0.035cm 0.002cm" fo:padding="0.212cm" fo:border="0.039cm double #000000"/>
      <style:text-properties fo:font-variant="small-caps" style:font-name="Arial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_20_-_20_Name" style:display-name="Title - Name" style:family="paragraph" style:parent-style-name="Title" style:next-style-name="Title_20_-_20_Filename">
      <style:paragraph-properties fo:margin-top="0.847cm" fo:margin-bottom="1.27cm" fo:background-color="transparent" fo:padding="0cm" fo:border="none">
        <style:background-image/>
      </style:paragraph-properties>
      <style:text-properties style:use-window-font-color="true" fo:font-size="14pt" fo:font-weight="normal" style:font-size-asian="14pt" style:font-weight-asian="normal"/>
    </style:style>
    <style:style style:name="Title_20_-_20_Filename" style:display-name="Title - Filename" style:family="paragraph" style:parent-style-name="Title" style:next-style-name="Title_20_-_20_Date">
      <style:paragraph-properties fo:margin-top="0.847cm" fo:margin-bottom="1.27cm" fo:background-color="transparent" fo:padding="0cm" fo:border="none">
        <style:background-image/>
      </style:paragraph-properties>
      <style:text-properties fo:font-variant="normal" fo:text-transform="none" style:use-window-font-color="true" fo:font-size="14pt" fo:font-weight="normal" style:font-size-asian="14pt" style:font-weight-asian="normal"/>
    </style:style>
    <style:style style:name="Title_20_-_20_Date" style:display-name="Title - Date" style:family="paragraph" style:parent-style-name="Title" style:next-style-name="Title_20_-_20_Revision">
      <style:paragraph-properties fo:margin-top="0.423cm" fo:margin-bottom="1.27cm" fo:padding="0cm" fo:border="none"/>
      <style:text-properties fo:font-size="14pt" style:font-size-asian="14pt"/>
    </style:style>
    <style:style style:name="Title_20_-_20_Revision" style:display-name="Title - Revision" style:family="paragraph" style:parent-style-name="Title">
      <style:paragraph-properties fo:margin-top="1.27cm" fo:margin-bottom="0.423cm" fo:padding="0cm" fo:border="none"/>
    </style:style>
    <style:style style:name="Índice_20_de_20_figuras" style:display-name="Índice de figuras" style:family="paragraph" style:parent-style-name="Standard" style:next-style-name="Standard">
      <style:paragraph-properties fo:margin-left="0.706cm" fo:margin-right="0cm" fo:text-indent="-0.706cm" style:auto-text-indent="false">
        <style:tab-stops>
          <style:tab-stop style:position="14.534cm" style:type="right" style:leader-style="dotted" style:leader-text="."/>
        </style:tab-stops>
      </style:paragraph-properties>
    </style:style>
    <style:style style:name="Comment" style:family="paragraph" style:parent-style-name="Standard">
      <style:text-properties fo:color="#000080" fo:font-style="italic" style:font-style-asian="italic"/>
    </style:style>
    <style:style style:name="Heading_20_1_20_-_20_Format_20_Only" style:display-name="Heading 1 - Format Only" style:family="paragraph" style:parent-style-name="Heading_20_1"/>
    <style:style style:name="Table_20_Text" style:display-name="Table Text" style:family="paragraph" style:parent-style-name="Standard">
      <style:paragraph-properties fo:margin-top="0.106cm" fo:margin-bottom="0.106cm" fo:line-height="200%" fo:text-align="start" style:justify-single-word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Texto_20_simples" style:display-name="Texto simples" style:family="paragraph" style:parent-style-name="Standard">
      <style:paragraph-properties fo:margin-top="0cm" fo:margin-bottom="0cm"/>
      <style:text-properties style:font-name="Courier New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7z0" style:family="text">
      <style:text-properties style:font-name="Symbol" fo:font-size="10pt" style:font-size-asian="10pt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/>
    </style:style>
    <style:style style:name="WW8Num13z0" style:family="text">
      <style:text-properties style:font-name="Symbol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 fo:font-size="10pt" style:font-size-asian="10pt"/>
    </style:style>
    <style:style style:name="WW8Num26z0" style:family="text">
      <style:text-properties style:font-name="Symbol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7pt" style:font-size-asian="7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format="1" text:display-levels="2"/>
      <text:outline-level-style text:level="3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bullet text:level="1">
        <style:list-level-properties text:min-label-width="0.635cm"/>
        <style:text-properties fo:font-family="Symbol" style:font-family-generic="roman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508cm" text:min-label-distance="0.1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303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1" style:family="text">
      <style:text-properties fo:font-weight="bold" style:font-weight-asian="bold"/>
    </style:style>
    <style:page-layout style:name="pm1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N</text:span>ormas de Codificação C++ <text:s/>– NC++</text:p>
      </style:header>
      <style:footer>
        <text:p text:style-name="P2"><text:tab/>Página <text:page-number text:select-page="current">10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Normas de C++</dc:title>
    <meta:initial-creator>Caique Cardoso</meta:initial-creator>
    <meta:creation-date>2002-06-17T19:46:00</meta:creation-date>
    <dc:creator>Heider Taguatinga Farias</dc:creator>
    <dc:date>2009-03-21T13:56:52</dc:date>
    <meta:print-date>2002-02-26T08:47:00</meta:print-date>
    <meta:editing-cycles>3</meta:editing-cycles>
    <meta:editing-duration>PT2M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" meta:image-count="0" meta:object-count="0" meta:page-count="10" meta:paragraph-count="220" meta:word-count="1169" meta:character-count="7967"/>
  </office:meta>
</office:document-meta>
</file>